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1166d7" officeooo:paragraph-rsid="001cc460" style:font-size-asian="17pt" style:font-weight-asian="normal" style:font-size-complex="17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193fd4" officeooo:paragraph-rsid="001cc460" style:font-size-asian="17pt" style:font-weight-asian="normal" style:font-size-complex="17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66d7" officeooo:paragraph-rsid="001cc460" style:font-size-asian="12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96360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officeooo:rsid="00196360" style:font-size-asian="28pt" style:font-size-complex="28pt"/>
    </style:style>
    <style:style style:name="T6" style:family="text">
      <style:text-properties fo:font-size="28pt" officeooo:rsid="001cc460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Plano Perfeito</text:span><text:tab/><text:tab/>Renascer Praise<text:span text:style-name="T3"><text:tab/><text:tab/></text:span><text:span text:style-name="T5">[ </text:span><text:span text:style-name="T6">26</text:span><text:span text:style-name="T5"> ]</text:span></text:p>
      <text:p text:style-name="P1"/>
      <text:p text:style-name="P1">Um plano pra salvar, um pacto pra selar</text:p>
      <text:p text:style-name="P1">Silêncio no céu</text:p>
      <text:p text:style-name="P1">Resgate e salvação encheu seu coração</text:p>
      <text:p text:style-name="P1">Ele nem hesitou</text:p>
      <text:p text:style-name="P1">No palco do amor, o autor anunciou</text:p>
      <text:p text:style-name="P1">A vida e salvação</text:p>
      <text:p text:style-name="P1">Tudo que ele fez foi obedecer</text:p>
      <text:p text:style-name="P1">O plano que Deus escreveu</text:p>
      <text:p text:style-name="P1"/>
      <text:p text:style-name="P1">E quando a minha história parecia ter chegado ao fim</text:p>
      <text:p text:style-name="P1">A sua graça me alcançou</text:p>
      <text:p text:style-name="P1">E quando tudo parecia estar perdido naquela cruz</text:p>
      <text:p text:style-name="P1">O seu sangue me libertou (me libertou)</text:p>
      <text:p text:style-name="P1"/>
      <text:p text:style-name="P1">Jesus, o plano perfeito</text:p>
      <text:p text:style-name="P1">Mistério da graça que me transformou</text:p>
      <text:p text:style-name="P1">O Seu nome é Jesus, nome sobre todos</text:p>
      <text:p text:style-name="P1">Veio pra salvar, ele me salvou!</text:p>
      <text:p text:style-name="P1"/>
      <text:p text:style-name="P2">Eu acredito que esta música Pedro gostaria de ter cantando,</text:p>
      <text:p text:style-name="P2">ter louvado na Galiléia pra ele foi destinado uma morte de cruz,</text:p>
      <text:p text:style-name="P2">mas quando o coloram na cruz ele disse não.</text:p>
      <text:p text:style-name="P2">Faz o seguinte inverte eu não sou digno de</text:p>
      <text:p text:style-name="P2">morrer igual ao meu Senhor, vocês não estão entendendo o que aconteceu comigo, eu era um pescador, eu era uma pessoa</text:p>
      <text:p text:style-name="P2">que morava na beira da praia, eu não tinha futuro,</text:p>
      <text:p text:style-name="P2">uma pessoa que não tinha esperança,eu era uma pessoa</text:p>
      <text:p text:style-name="P2">que não valia nada, Ele me salvou, me salvou enclusive do</text:p>
      <text:p text:style-name="P2">poder desta morte, do poder dessa tortura, eu sou salvo!</text:p>
      <text:p text:style-name="P2">Por favor invertam essa cruz, vocês não sabem mas</text:p>
      <text:p text:style-name="P2">Ele me salvou , eu sou livre…</text:p>
      <text:p text:style-name="P2">Ele me salvou Jesus o filho de Deus que tira o pecado do mundo,</text:p>
      <text:p text:style-name="P2">Ele pagou o preço da minha salvação JES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4:01:22.219926077</dc:date>
    <meta:editing-duration>PT23M49S</meta:editing-duration>
    <meta:editing-cycles>15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30" meta:word-count="242" meta:character-count="1258" meta:non-whitespace-character-count="1044"/>
  </office:meta>
</office:document-meta>
</file>